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1" svg:font-family="'Courier New'" style:font-adornments="Normale" style:font-family-generic="modern" style:font-pitch="fixed"/>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TML_20_Preformatted">
      <style:paragraph-properties fo:margin-left="1.058cm" fo:margin-right="0cm" style:line-height-at-least="0.508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 style:family="paragraph" style:parent-style-name="HTML_20_Preformatted">
      <style:paragraph-properties fo:margin-left="1.058cm" fo:margin-right="0cm" style:line-height-at-least="0.508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ucida Console" fo:font-size="12pt" style:font-size-asian="12pt"/>
    </style:style>
    <style:style style:name="P3" style:family="paragraph" style:parent-style-name="Heading_20_1">
      <style:paragraph-properties fo:margin-left="0cm" fo:margin-right="0cm" fo:margin-top="0.176cm" fo:margin-bottom="0.176cm" style:contextual-spacing="false" style:line-height-at-least="0.423cm" fo:text-indent="0cm" style:auto-text-indent="false"/>
    </style:style>
    <style:style style:name="P4" style:family="paragraph" style:parent-style-name="Heading_20_2">
      <style:paragraph-properties fo:margin-left="0cm" fo:margin-right="0cm" fo:margin-top="0.402cm" fo:margin-bottom="0cm" style:contextual-spacing="false" style:line-height-at-least="0.529cm" fo:text-indent="0cm" style:auto-text-indent="false"/>
    </style:style>
    <style:style style:name="P5" style:family="paragraph" style:parent-style-name="Normal_20__28_Web_29_">
      <style:paragraph-properties fo:margin-left="0cm" fo:margin-right="0cm" fo:margin-top="0.176cm" fo:margin-bottom="0.176cm" style:contextual-spacing="false" style:line-height-at-least="0.55cm" fo:text-indent="0cm" style:auto-text-indent="false"/>
    </style:style>
    <style:style style:name="P6" style:family="paragraph" style:parent-style-name="Normal_20__28_Web_29_">
      <style:paragraph-properties fo:margin-left="1.058cm" fo:margin-right="0cm" fo:margin-top="0.176cm" fo:margin-bottom="0.176cm" style:contextual-spacing="false" style:line-height-at-least="0.55cm" fo:text-indent="0cm" style:auto-text-indent="false"/>
    </style:style>
    <style:style style:name="P7" style:family="paragraph" style:parent-style-name="Standard">
      <style:text-properties style:font-name="Lucida Console"/>
    </style:style>
    <style:style style:name="P8" style:family="paragraph" style:parent-style-name="Standard" style:list-style-name="WWNum1">
      <style:paragraph-properties fo:margin-left="1.27cm" fo:margin-right="0cm" fo:margin-top="0.176cm" fo:margin-bottom="0.423cm" style:contextual-spacing="false" style:line-height-at-least="0.55cm" fo:text-indent="-0.635cm" style:auto-text-indent="false">
        <style:tab-stops>
          <style:tab-stop style:position="1.27cm"/>
        </style:tab-stops>
      </style:paragraph-properties>
    </style:style>
    <style:style style:name="P9" style:family="paragraph" style:parent-style-name="Standard" style:list-style-name="WWNum1">
      <style:paragraph-properties fo:margin-left="1.27cm" fo:margin-right="0cm" fo:margin-top="0.176cm" fo:margin-bottom="0.176cm" style:contextual-spacing="false" style:line-height-at-least="0.55cm" fo:text-indent="-0.635cm" style:auto-text-indent="false">
        <style:tab-stops>
          <style:tab-stop style:position="1.27cm"/>
        </style:tab-stops>
      </style:paragraph-properties>
    </style:style>
    <style:style style:name="P10" style:family="paragraph" style:parent-style-name="Standard">
      <style:paragraph-properties fo:margin-left="0cm" fo:margin-right="0cm" fo:text-indent="0cm" style:auto-text-indent="false"/>
      <style:text-properties style:font-name="Times New Roman"/>
    </style:style>
    <style:style style:name="P11" style:family="paragraph" style:parent-style-name="code1">
      <style:paragraph-properties fo:margin-left="1.058cm" fo:margin-right="0cm" fo:margin-top="0.176cm" fo:margin-bottom="0.176cm" style:contextual-spacing="false" style:line-height-at-least="0.55cm" fo:text-indent="0cm" style:auto-text-indent="false"/>
    </style:style>
    <style:style style:name="P12" style:family="paragraph" style:parent-style-name="quote">
      <style:paragraph-properties fo:margin-left="0cm" fo:margin-right="0cm" fo:margin-top="0.176cm" fo:margin-bottom="0.176cm" style:contextual-spacing="false" style:line-height-at-least="0.55cm" fo:text-indent="0cm" style:auto-text-indent="false"/>
    </style:style>
    <style:style style:name="P13" style:family="paragraph" style:parent-style-name="space">
      <style:paragraph-properties fo:margin-left="0cm" fo:margin-right="0cm" fo:margin-top="0.176cm" fo:margin-bottom="0.176cm" style:contextual-spacing="false" style:line-height-at-least="0.55cm" fo:text-indent="0cm" style:auto-text-indent="false"/>
    </style:style>
    <style:style style:name="T1" style:family="text">
      <style:text-properties fo:color="#141414" loext:opacity="100%" style:font-name="Helvetica" fo:font-size="16.5pt" fo:font-weight="normal" style:font-size-asian="16.5pt" style:font-weight-asian="normal"/>
    </style:style>
    <style:style style:name="T2" style:family="text">
      <style:text-properties fo:color="#141414" loext:opacity="100%" style:font-name="Helvetica"/>
    </style:style>
    <style:style style:name="T3" style:family="text">
      <style:text-properties fo:color="#141414" loext:opacity="100%" style:font-name="Helvetica" fo:font-weight="bold" style:font-weight-asian="bold"/>
    </style:style>
    <style:style style:name="T4" style:family="text">
      <style:text-properties fo:color="#141414" loext:opacity="100%" style:font-name="Helvetica" fo:language="en" fo:country="GB"/>
    </style:style>
    <style:style style:name="T5" style:family="text">
      <style:text-properties fo:color="#141414" loext:opacity="100%" style:font-name="Lucida Console" fo:language="it" fo:country="IT" style:language-asian="it" style:country-asian="IT"/>
    </style:style>
    <style:style style:name="T6" style:family="text">
      <style:text-properties fo:color="#141414" loext:opacity="100%" style:font-name="Lucida Console" fo:language="it" fo:country="IT" fo:font-weight="bold" style:language-asian="it" style:country-asian="IT" style:font-weight-asian="bold"/>
    </style:style>
    <style:style style:name="T7" style:family="text">
      <style:text-properties fo:color="#141414" loext:opacity="100%" style:font-name="Lucida Console"/>
    </style:style>
    <style:style style:name="T8" style:family="text">
      <style:text-properties fo:color="#141414" loext:opacity="100%" style:font-name="Lucida Console" fo:language="en" fo:country="GB" style:language-asian="it" style:country-asian="IT"/>
    </style:style>
    <style:style style:name="T9" style:family="text">
      <style:text-properties fo:color="#141414" loext:opacity="100%" style:font-name="Palatino Linotype" fo:font-size="15pt" fo:font-weight="normal" style:font-size-asian="15pt" style:font-weight-asian="normal"/>
    </style:style>
    <style:style style:name="T10" style:family="text">
      <style:text-properties style:font-name="Lucida Console" fo:language="it" fo:country="IT" style:language-asian="it" style:country-asian="IT"/>
    </style:style>
    <style:style style:name="T11" style:family="text">
      <style:text-properties style:font-name="Lucida Console" fo:font-size="12pt" fo:language="it" fo:country="IT" style:font-size-asian="12pt" style:language-asian="it" style:country-asian="IT"/>
    </style:style>
    <style:style style:name="T12" style:family="text">
      <style:text-properties style:font-name="Helvetica" fo:language="it" fo:country="IT" style:language-asian="it" style:country-asian="IT"/>
    </style:style>
    <style:style style:name="T13" style:family="text">
      <style:text-properties style:font-name="Helvetica" fo:font-size="12pt"/>
    </style:style>
    <style:style style:name="T14" style:family="text">
      <style:text-properties fo:color="#000000" loext:opacity="100%" style:font-name="Lucida Console" fo:font-size="12pt" style:font-size-asian="12pt"/>
    </style:style>
    <style:style style:name="T15" style:family="text">
      <style:text-properties fo:color="#000000" loext:opacity="100%" style:font-name="Lucida Console" fo:font-size="12pt" fo:font-weight="bold" style:font-size-asian="12pt" style:font-weight-asian="bold"/>
    </style:style>
    <style:style style:name="T16" style:family="text">
      <style:text-properties fo:color="#07572c" loext:opacity="100%" style:font-name="Helvetica" fo:font-style="italic" style:font-style-asian="italic"/>
    </style:style>
    <style:style style:name="T17" style:family="text">
      <style:text-properties fo:color="#07572c" loext:opacity="100%" style:font-name="Helvetica" fo:language="it" fo:country="IT" fo:font-style="italic" style:language-asian="it" style:country-asian="IT" style:font-style-asian="italic"/>
    </style:style>
    <style:style style:name="T18" style:family="text">
      <style:text-properties fo:color="#07572c" loext:opacity="100%" style:font-name="Georgia" fo:language="en" fo:country="GB" fo:font-style="italic" style:font-style-asian="italic"/>
    </style:style>
    <style:style style:name="T19" style:family="text">
      <style:text-properties fo:color="#07572c" loext:opacity="100%" style:font-name="Georgia" fo:font-style="italic" style:font-style-asian="italic"/>
    </style:style>
    <style:style style:name="T20"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text:span text:style-name="T1">EnableDelayedExpansion</text:span></text:p>
      <text:p text:style-name="P5"><text:span text:style-name="T2">Delayed Expansion will cause variables within a batch file to be expanded at execution time rather than at parse time, this option is turned on with the </text:span><text:a xlink:type="simple" xlink:href="https://ss64.com/nt/setlocal.html" text:style-name="Internet_20_link" text:visited-style-name="Visited_20_Internet_20_Link"><text:span text:style-name="Internet_20_link"><text:span text:style-name="T10">SETLOCAL</text:span></text:span></text:a><text:span text:style-name="code"><text:span text:style-name="T5"> EnableDelayedExpansion</text:span></text:span><text:span text:style-name="T2"> command.</text:span></text:p>
      <text:p text:style-name="P5"><text:span text:style-name="T2">Variable expansion means replacing a variable (e.g. </text:span><text:span text:style-name="code"><text:span text:style-name="T5">%windir%)</text:span></text:span><text:span text:style-name="T2"> with its value </text:span><text:span text:style-name="code"><text:span text:style-name="T5">C:\WINDOWS</text:span></text:span></text:p>
      <text:list xml:id="list3327281282" text:style-name="WWNum1">
        <text:list-item>
          <text:p text:style-name="P8"><text:span text:style-name="T2">By default expansion will happen just once, before each line is executed.</text:span><text:line-break/><text:span text:style-name="T2">In this case, a "line" includes bracketed expressions even if they are formatted to run over several lines.</text:span></text:p>
        </text:list-item>
        <text:list-item>
          <text:p text:style-name="P9"><text:span text:style-name="T2">When </text:span><text:span text:style-name="code"><text:span text:style-name="T5">!delayed!</text:span></text:span><text:span text:style-name="T2"> expansion is turned on, the variables will be expanded each time the line is executed, or for each loop in a FOR looping command.</text:span></text:p>
        </text:list-item>
      </text:list>
      <text:p text:style-name="P5"><text:span text:style-name="T2">With loop commands like FOR, </text:span><text:a xlink:type="simple" xlink:href="https://ss64.com/nt/syntax-redirection.html" text:style-name="Internet_20_link" text:visited-style-name="Visited_20_Internet_20_Link"><text:span text:style-name="Internet_20_link"><text:span text:style-name="T12">compound</text:span></text:span></text:a><text:span text:style-name="T2"> or bracketed expressions, Delayed Expansion will allow you to always </text:span><text:span text:style-name="T3">read</text:span><text:span text:style-name="T2"> the current value of the variable. You can </text:span><text:span text:style-name="T3">write</text:span><text:span text:style-name="T2"> new variable values with or without Delayed Expansion.</text:span></text:p>
      <text:p text:style-name="P5"><text:span text:style-name="T2">Without delayed expansion you can swap the value of two variables in one line:</text:span><text:line-break/><text:span text:style-name="code"><text:span text:style-name="T5">Set "var1=%var2%" &amp; set "var2=%var1%"</text:span></text:span></text:p>
      <text:p text:style-name="P5"><text:span text:style-name="T2">When Delayed Expansion is in effect, variables can be immediately read using </text:span><text:span text:style-name="code"><text:span text:style-name="T5">!variable_name!</text:span></text:span><text:line-break/><text:span text:style-name="T2">You can set two variables to the same thing in one line:</text:span><text:line-break/><text:span text:style-name="code"><text:span text:style-name="T5">Set "var3=April" &amp; set "var4=!var3!"</text:span></text:span><text:line-break/><text:span text:style-name="T2">you can still read and use </text:span><text:span text:style-name="code"><text:span text:style-name="T5">%variable_name%</text:span></text:span><text:span text:style-name="T2"> and that will continue to show the initial value (expanded at the beginning of the line).</text:span></text:p>
      <text:p text:style-name="P5"><text:span text:style-name="T3">Examples</text:span></text:p>
      <text:p text:style-name="P5"><text:span text:style-name="T2">Save this as a batch file e.g. demo.cmd and then execute (demo) to see the result:</text:span></text:p>
      <text:p text:style-name="P5"><text:span text:style-name="code"><text:span text:style-name="T5">@echo off</text:span></text:span><text:line-break/><text:span text:style-name="code"><text:span text:style-name="T5">SETLOCAL</text:span></text:span><text:line-break/><text:span text:style-name="code"><text:span text:style-name="T5">Set "_var=first"</text:span></text:span><text:line-break/><text:span text:style-name="code"><text:span text:style-name="T5">Set "_var=second"</text:span></text:span><text:span text:style-name="code"><text:span text:style-name="T6"> &amp; Echo %_var%</text:span></text:span><text:line-break/><text:line-break/><text:span text:style-name="T2">This will output:</text:span><text:span text:style-name="code"><text:span text:style-name="T5"> first</text:span></text:span><text:line-break/><text:span text:style-name="T2">The value of %_var% was read into memory BEFORE the Set command which changes it.</text:span></text:p>
      <text:p text:style-name="P5"><text:span text:style-name="T2">Now repeating this with Delayed Expansion:</text:span></text:p>
      <text:p text:style-name="P5"><text:span text:style-name="code"><text:span text:style-name="T5">@echo off</text:span></text:span><text:line-break/><text:span text:style-name="code"><text:span text:style-name="T5">SETLOCAL </text:span></text:span><text:span text:style-name="code"><text:span text:style-name="T6">EnableDelayedExpansion</text:span></text:span><text:line-break/><text:span text:style-name="code"><text:span text:style-name="T5">Set "_var=first"</text:span></text:span><text:line-break/><text:span text:style-name="code"><text:span text:style-name="T5">Set "_var=second" </text:span></text:span><text:span text:style-name="code"><text:span text:style-name="T6">&amp; Echo %_var% !_var!</text:span></text:span></text:p>
      <text:p text:style-name="P5"><text:soft-page-break/><text:span text:style-name="T2">This will output:</text:span><text:span text:style-name="code"><text:span text:style-name="T5"> first second</text:span></text:span><text:line-break/><text:span text:style-name="T2">The value of the </text:span><text:span text:style-name="code"><text:span text:style-name="T5">!_var!</text:span></text:span><text:span text:style-name="T2"> variable is evaluated as late as possible while the </text:span><text:span text:style-name="code"><text:span text:style-name="T5">%_var%</text:span></text:span><text:span text:style-name="T2"> variable works just as before.</text:span></text:p>
      <text:p text:style-name="P4"><text:span text:style-name="T9">FOR Loops</text:span></text:p>
      <text:p text:style-name="P6"><text:span text:style-name="T2">Delayed variable expansion is often useful when working with FOR Loops, normally an entire FOR loop is evaluated as a single command even if it spans multiple lines of a batch script.</text:span><text:line-break/><text:span text:style-name="T2">This is the default behaviour of a FOR loop:</text:span></text:p>
      <text:p text:style-name="P1"><text:span text:style-name="T14">@echo off</text:span></text:p>
      <text:p text:style-name="P1"><text:span text:style-name="T14">setlocal</text:span></text:p>
      <text:p text:style-name="P1"><text:span text:style-name="T14">:: count to 5 storing the results in a variable</text:span></text:p>
      <text:p text:style-name="P1"><text:span text:style-name="T14">set _tst=0</text:span></text:p>
      <text:p text:style-name="P1"><text:span text:style-name="T14">FOR /l %%G in (1,1,5) Do (echo [</text:span><text:span text:style-name="T15">%_tst%</text:span><text:span text:style-name="T14">] &amp; set /a _tst+=1)</text:span></text:p>
      <text:p text:style-name="P1"><text:span text:style-name="T14">echo Total = %_tst%</text:span></text:p>
      <text:p text:style-name="P2"/>
      <text:p text:style-name="P1"><text:span text:style-name="T14">C:\&gt; demo_batch.cmd</text:span></text:p>
      <text:p text:style-name="P1"><text:span text:style-name="T14">[0]</text:span></text:p>
      <text:p text:style-name="P1"><text:span text:style-name="T14">[0]</text:span></text:p>
      <text:p text:style-name="P1"><text:span text:style-name="T14">[0]</text:span></text:p>
      <text:p text:style-name="P1"><text:span text:style-name="T14">[0]</text:span></text:p>
      <text:p text:style-name="P1"><text:span text:style-name="T14">[0]</text:span></text:p>
      <text:p text:style-name="P1"><text:span text:style-name="T14">Total = 5</text:span></text:p>
      <text:p text:style-name="P6"><text:span text:style-name="T2">Notice that when the FOR loop finishes we get the correct total, so the variable correctly increments, but during each iteration of the loop the variable will stubbornly display it's initial value of 0 even as we set new values.</text:span></text:p>
      <text:p text:style-name="P6"><text:span text:style-name="T2">The same script with </text:span><text:span text:style-name="T3">EnableDelayedExpansion</text:span><text:span text:style-name="T2">, gives the same final result but also displays the intermediate values:</text:span></text:p>
      <text:p text:style-name="P1"><text:span text:style-name="T14">@echo off</text:span></text:p>
      <text:p text:style-name="P1"><text:span text:style-name="T14">setlocal EnableDelayedExpansion </text:span></text:p>
      <text:p text:style-name="P1"><text:span text:style-name="T14">:: count to 5 storing the results in a variable</text:span></text:p>
      <text:p text:style-name="P1"><text:span text:style-name="T14">set _tst=0</text:span></text:p>
      <text:p text:style-name="P1"><text:span text:style-name="T14">FOR /l %%G in (1,1,5) Do (echo [</text:span><text:span text:style-name="T15">!_tst!</text:span><text:span text:style-name="T14">] &amp; set /a _tst+=1)</text:span></text:p>
      <text:p text:style-name="P1"><text:span text:style-name="T14">echo Total = %_tst%</text:span></text:p>
      <text:p text:style-name="P2"/>
      <text:p text:style-name="P1"><text:span text:style-name="T14">C:\&gt; demo_batch.cmd</text:span></text:p>
      <text:p text:style-name="P1"><text:span text:style-name="T14">[0]</text:span></text:p>
      <text:p text:style-name="P1"><text:span text:style-name="T14">[1]</text:span></text:p>
      <text:p text:style-name="P1"><text:span text:style-name="T14">[2]</text:span></text:p>
      <text:p text:style-name="P1"><text:span text:style-name="T14">[3]</text:span></text:p>
      <text:p text:style-name="P1"><text:span text:style-name="T14">[4]</text:span></text:p>
      <text:p text:style-name="P1"><text:span text:style-name="T14">Total = 5</text:span></text:p>
      <text:p text:style-name="P6"><text:span text:style-name="T2">Notice that within the for loop we use </text:span><text:span text:style-name="code"><text:span text:style-name="T5">!variable!</text:span></text:span><text:span text:style-name="T2"> instead of </text:span><text:span text:style-name="code"><text:span text:style-name="T5">%variable%.</text:span></text:span></text:p>
      <text:p text:style-name="P6"><text:span text:style-name="T2">An alternative way to write this is by calling a subroutine, because this breaks out of the loop it does not need Delayed Expansion</text:span></text:p>
      <text:p text:style-name="P1"><text:soft-page-break/><text:span text:style-name="T14">@echo off</text:span></text:p>
      <text:p text:style-name="P1"><text:span text:style-name="T14">setlocal</text:span></text:p>
      <text:p text:style-name="P1"><text:span text:style-name="T14">:: count to 5 storing the results in a variable</text:span></text:p>
      <text:p text:style-name="P1"><text:span text:style-name="T14">set _tst=0</text:span></text:p>
      <text:p text:style-name="P1"><text:span text:style-name="T14">FOR /l %%G in (1,1,5) Do (</text:span><text:span text:style-name="T15">call :sub %%G</text:span><text:span text:style-name="T14">)</text:span></text:p>
      <text:p text:style-name="P1"><text:span text:style-name="T14">echo Total = %_tst%</text:span></text:p>
      <text:p text:style-name="P1"><text:span text:style-name="T14">goto :eof</text:span></text:p>
      <text:p text:style-name="P2"/>
      <text:p text:style-name="P1"><text:span text:style-name="T14">:sub</text:span></text:p>
      <text:p text:style-name="P1"><text:span text:style-name="T14">echo [%1] &amp; set /a _tst+=1</text:span></text:p>
      <text:p text:style-name="P1"><text:span text:style-name="T14">goto :eof</text:span></text:p>
      <text:p text:style-name="P2"/>
      <text:p text:style-name="P1"><text:span text:style-name="T14">C:\&gt; demo_batch.cmd</text:span></text:p>
      <text:p text:style-name="P1"><text:span text:style-name="T14">[1]</text:span></text:p>
      <text:p text:style-name="P1"><text:span text:style-name="T14">[2]</text:span></text:p>
      <text:p text:style-name="P1"><text:span text:style-name="T14">[3]</text:span></text:p>
      <text:p text:style-name="P1"><text:span text:style-name="T14">[4]</text:span></text:p>
      <text:p text:style-name="P1"><text:span text:style-name="T14">[5]</text:span></text:p>
      <text:p text:style-name="P1"><text:span text:style-name="T14">Total = 5</text:span></text:p>
      <text:p text:style-name="P4"><text:span text:style-name="T9">Using %var% and !var!</text:span></text:p>
      <text:p text:style-name="P6"><text:span text:style-name="T2">With delayed expansion a single variable can hold two values:</text:span></text:p>
      <text:p text:style-name="P1"><text:span text:style-name="T14">@echo off</text:span></text:p>
      <text:p text:style-name="P1"><text:span text:style-name="T14">Setlocal </text:span><text:span text:style-name="T15">EnableDelayedExpansion</text:span></text:p>
      <text:p text:style-name="P1"><text:span text:style-name="T14">Set "_var=Old"</text:span></text:p>
      <text:p text:style-name="P1"><text:a xlink:type="simple" xlink:href="https://ss64.com/nt/for_l.html" text:style-name="Internet_20_link" text:visited-style-name="Visited_20_Internet_20_Link"><text:span text:style-name="Internet_20_link"><text:span text:style-name="T11">For /L</text:span></text:span></text:a><text:span text:style-name="T14"> %%G in (1,1,3) Do (</text:span></text:p>
      <text:p text:style-name="P1"><text:span text:style-name="T14"><text:s/> Set "_var=New"</text:span></text:p>
      <text:p text:style-name="P1"><text:span text:style-name="T14"><text:s text:c="2"/>Echo [%_var%] is now [!_var!]</text:span></text:p>
      <text:p text:style-name="P1"><text:span text:style-name="T14">)</text:span></text:p>
      <text:p text:style-name="P6"><text:span text:style-name="T2">Will output:</text:span></text:p>
      <text:p text:style-name="P11"><text:span text:style-name="T7">[Old] is now [New]</text:span><text:line-break/><text:span text:style-name="T7">[Old] is now [New]</text:span><text:line-break/><text:span text:style-name="T7">[Old] is now [New]</text:span></text:p>
      <text:p text:style-name="P6"><text:span text:style-name="T2">Notice that the variable reverts to the old value in each iteration of the loop, there is no need for Set _var=%_var%</text:span><text:line-break/><text:span text:style-name="T2">This is because each iteration of the FOR loop will launch a new batch file context along with any specified parameters.</text:span></text:p>
      <text:p text:style-name="P4"><text:span text:style-name="T9">Other effects - Punctuation</text:span></text:p>
      <text:p text:style-name="P6"><text:span text:style-name="T2">Because DelayedExpansion expands variables later, that means that any </text:span><text:a xlink:type="simple" xlink:href="https://ss64.com/nt/syntax-esc.html" text:style-name="Internet_20_link" text:visited-style-name="Visited_20_Internet_20_Link"><text:span text:style-name="Internet_20_link"><text:span text:style-name="T12">escape characters</text:span></text:span></text:a><text:span text:style-name="T2"> (^) and </text:span><text:a xlink:type="simple" xlink:href="https://ss64.com/nt/syntax-redirection.html" text:style-name="Internet_20_link" text:visited-style-name="Visited_20_Internet_20_Link"><text:span text:style-name="Internet_20_link"><text:span text:style-name="T12">redirection characters</text:span></text:span></text:a><text:span text:style-name="T2"> in your expressions will be evaluated before the variable expansion and this can be very useful:</text:span></text:p>
      <text:p text:style-name="P1"><text:span text:style-name="T14">@echo off</text:span></text:p>
      <text:p text:style-name="P1"><text:span text:style-name="T14">Setlocal</text:span></text:p>
      <text:p text:style-name="P1"><text:span text:style-name="T14">Set _html=Hello^&gt;World</text:span></text:p>
      <text:p text:style-name="P1"><text:soft-page-break/><text:span text:style-name="T14">Echo %_html%</text:span></text:p>
      <text:p text:style-name="P6"><text:span text:style-name="T2">In the above, the Echo command will create a text file called 'world' - not quite what we wanted! This is because the variable is expanded at parse time, so the last line is executing </text:span><text:span text:style-name="code"><text:span text:style-name="T5">Echo Hello &gt; World</text:span></text:span><text:span text:style-name="T2"> and the &gt; character is interpreted as a redirection operator.</text:span></text:p>
      <text:p text:style-name="P6"><text:span text:style-name="T2">If we now try the same thing with </text:span><text:span text:style-name="code"><text:span text:style-name="T5">EnableDelayedExpansion</text:span></text:span><text:span text:style-name="T2">:</text:span></text:p>
      <text:p text:style-name="P6"><text:span text:style-name="code"><text:span text:style-name="T5">Setlocal EnableDelayedExpansion</text:span></text:span><text:line-break/><text:span text:style-name="code"><text:span text:style-name="T5">Set _html=Hello^&gt;World</text:span></text:span><text:line-break/><text:span text:style-name="code"><text:span text:style-name="T5">Echo !_html!</text:span></text:span></text:p>
      <text:p text:style-name="P6"><text:span text:style-name="T2">With delayed expansion, the variable (including the </text:span><text:span text:style-name="code"><text:span text:style-name="T5">&gt;</text:span></text:span><text:span text:style-name="T2"> ) is only expanded at execution time so the </text:span><text:span text:style-name="code"><text:span text:style-name="T5">&gt;</text:span></text:span><text:span text:style-name="T2"> character is never interpreted as a redirection operator.</text:span><text:line-break/><text:span text:style-name="T2">This makes it possible to work with HTML and XML formatted strings in a variable.</text:span></text:p>
      <text:p text:style-name="P6"><text:span text:style-name="T2">When delayed expansion is enabled AND at least one exclamation mark in a line is present, then any carets will be interpreted as an escape and so will disappear from the output:</text:span></text:p>
      <text:p text:style-name="P6"><text:span text:style-name="code"><text:span text:style-name="T5">Setlocal EnableDelayedExpansion</text:span></text:span><text:line-break/><text:span text:style-name="code"><text:span text:style-name="T5">Echo "Hello^World"</text:span></text:span><text:line-break/><text:span text:style-name="code"><text:span text:style-name="T5">Echo "Hello^World</text:span></text:span><text:span text:style-name="code"><text:span text:style-name="T6">!</text:span></text:span><text:span text:style-name="code"><text:span text:style-name="T5">"</text:span></text:span></text:p>
      <text:p text:style-name="P6"><text:span text:style-name="T2">The above will output:</text:span></text:p>
      <text:p text:style-name="P6"><text:span text:style-name="code"><text:span text:style-name="T5">"Hello^World"</text:span></text:span><text:line-break/><text:span text:style-name="code"><text:span text:style-name="T5">"HelloWorld"</text:span></text:span></text:p>
      <text:p text:style-name="P6"><text:span text:style-name="T2">Even if you double the carets ^^, which normally would act as an escape, or add an escape just before the exclamation mark, the presence of an exclamation mark anywhere in the line will still have this effect.</text:span></text:p>
      <text:p text:style-name="P4"><text:span text:style-name="T9">More Examples</text:span></text:p>
      <text:p text:style-name="P6"><text:span text:style-name="T2">Set and then Echo the same variable within a FOR command:</text:span></text:p>
      <text:p text:style-name="P6"><text:span text:style-name="code"><text:span text:style-name="T5">Setlocal EnableDelayedExpansion</text:span></text:span><text:line-break/><text:span text:style-name="code"><text:span text:style-name="T5">for /f %%G in ("abc") do ( set _demo=%%G &amp; echo !_demo!)</text:span></text:span></text:p>
      <text:p text:style-name="P6"><text:a xlink:type="simple" xlink:href="https://ss64.com/nt/syntax-replace.html" text:style-name="Internet_20_link" text:visited-style-name="Visited_20_Internet_20_Link"><text:span text:style-name="Internet_20_link"><text:span text:style-name="T12">Replace</text:span></text:span></text:a><text:span text:style-name="T2"> a variable_name using values from another variable:</text:span></text:p>
      <text:p text:style-name="P1"><text:span text:style-name="T14">@echo off</text:span></text:p>
      <text:p text:style-name="P1"><text:span text:style-name="T14">setlocal EnableDelayedExpansion</text:span></text:p>
      <text:p text:style-name="P1"><text:span text:style-name="T14">Set var1=Hello ABC how are you</text:span></text:p>
      <text:p text:style-name="P1"><text:span text:style-name="T14">Set var2=ABC</text:span></text:p>
      <text:p text:style-name="P1"><text:span text:style-name="T14">Set result=!var1:%var2%=Beautiful!</text:span></text:p>
      <text:p text:style-name="P1"><text:span text:style-name="T14">Echo [!result!]</text:span></text:p>
      <text:p text:style-name="P6"><text:span text:style-name="T2">Another method for replacing a variable named with the content of another is </text:span><text:a xlink:type="simple" xlink:href="https://ss64.com/nt/call.html#advanced" text:style-name="Internet_20_link" text:visited-style-name="Visited_20_Internet_20_Link"><text:span text:style-name="Internet_20_link"><text:span text:style-name="T12">CALL SET</text:span></text:span></text:a></text:p>
      <text:p text:style-name="P4"><text:soft-page-break/><text:span text:style-name="T9">Some unexpected behaviours when using delayed variable expansion</text:span></text:p>
      <text:p text:style-name="P6"><text:span text:style-name="T2">If </text:span><text:span text:style-name="T16">DelayedExpansion</text:span><text:span text:style-name="T2"> is used in conjunction with a FOR command looping through a set of files, if any file in the set has an exclamation mark '!' in the </text:span><text:a xlink:type="simple" xlink:href="https://ss64.com/nt/syntax-filenames.html" text:style-name="Internet_20_link" text:visited-style-name="Visited_20_Internet_20_Link"><text:span text:style-name="Internet_20_link"><text:span text:style-name="T12">filename</text:span></text:span></text:a><text:span text:style-name="T2">, that will be interpreted like a </text:span><text:span text:style-name="code"><text:span text:style-name="T5">!variable!</text:span></text:span><text:span text:style-name="T2">.</text:span><text:line-break/><text:span text:style-name="T2">Although this is not a common character used in filenames, it can cause scripts to fail. This happens because the parameter expansion (%%P) happens just before the delayed expansion phase tries to interpret </text:span><text:span text:style-name="code"><text:span text:style-name="T5">my!filen!ame.txt</text:span></text:span></text:p>
      <text:p text:style-name="P6"><text:span text:style-name="T2">When </text:span><text:span text:style-name="T16">DelayedExpansion</text:span><text:span text:style-name="T2"> is used inside a </text:span><text:span text:style-name="T16">code block</text:span><text:span text:style-name="T2"> (one or several commands grouped between parentheses) whose output is </text:span><text:a xlink:type="simple" xlink:href="https://ss64.com/nt/syntax-redirection.html" text:style-name="Internet_20_link" text:visited-style-name="Visited_20_Internet_20_Link"><text:span text:style-name="Internet_20_link"><text:span text:style-name="T17">Piped</text:span></text:span></text:a><text:span text:style-name="T2">, the </text:span><text:a xlink:type="simple" xlink:href="https://stackoverflow.com/questions/8192318/why-does-delayed-expansion-fail-when-inside-a-piped-block-of-code" text:style-name="Internet_20_link" text:visited-style-name="Visited_20_Internet_20_Link"><text:span text:style-name="Internet_20_link"><text:span text:style-name="T12">variable expansion will be skipped</text:span></text:span></text:a><text:span text:style-name="T2">.</text:span><text:line-break/><text:span text:style-name="T2">When you use a pipe, both parts of the pipe will be executed in a new cmd.exe instance and these instances are started by default with disabled delayed expansion.</text:span></text:p>
      <text:p text:style-name="P4"><text:span text:style-name="T9">Why this behaviour?</text:span></text:p>
      <text:p text:style-name="P6"><text:span text:style-name="T2">The SET command was first introduced with MS-DOS 2.0 in March 1983, at that time memory and CPU were very limited and the expansion of variables once per line was enough.</text:span><text:line-break/><text:span text:style-name="T2">Delayed Expansion was introduced some 16 years later in 1999 by which time millions of batch files had been written using the earlier syntax. Retaining immediate expansion as the default preserved backwards compatibility with existing batch files.</text:span></text:p>
      <text:p text:style-name="P6"><text:span text:style-name="T2">This is not how anyone would design a language if starting from scratch, indeed PowerShell behaves like this:</text:span></text:p>
      <text:p text:style-name="P11"><text:span text:style-name="T7">PS C:\&gt; $demo = "First"</text:span><text:line-break/><text:span text:style-name="T7">PS C:\&gt; $demo = "Second" ; echo $demo</text:span><text:line-break/><text:span text:style-name="T7">Second</text:span></text:p>
      <text:p text:style-name="P4"><text:span text:style-name="T9">Default behaviour</text:span></text:p>
      <text:p text:style-name="P6"><text:span text:style-name="T2">EnableDelayedExpansion is Disabled by default.</text:span><text:line-break/><text:span text:style-name="T2">EnableDelayedExpansion can also be enabled by starting </text:span><text:a xlink:type="simple" xlink:href="https://ss64.com/nt/cmd.html" text:style-name="Internet_20_link" text:visited-style-name="Visited_20_Internet_20_Link"><text:span text:style-name="Internet_20_link"><text:span text:style-name="T12">CMD</text:span></text:span></text:a><text:span text:style-name="T2"> with the</text:span><text:span text:style-name="code"><text:span text:style-name="T5"> /v </text:span></text:span><text:span text:style-name="T2">switch.</text:span></text:p>
      <text:p text:style-name="P6"><text:span text:style-name="T4">After being turned on, Delayed Expansion can be turned off again with </text:span><text:span text:style-name="code"><text:span text:style-name="T8">SETLOCAL DisableDelayedExpansion</text:span></text:span></text:p>
      <text:p text:style-name="P6"><text:span text:style-name="T4">EnableDelayedExpansion can be set as the default in the registry under HKLM or HKCU:</text:span></text:p>
      <text:p text:style-name="P6"><text:span text:style-name="code"><text:span text:style-name="T8">[HKEY_CURRENT_USER\Software\Microsoft\Command Processor]</text:span></text:span><text:line-break/><text:span text:style-name="code"><text:span text:style-name="T8">"DelayedExpansion"= </text:span></text:span><text:span text:style-name="T4">(REG_DWORD)</text:span><text:line-break/><text:span text:style-name="code"><text:span text:style-name="T8">1</text:span></text:span><text:span text:style-name="T4">=enabled </text:span><text:span text:style-name="code"><text:span text:style-name="T8">0</text:span></text:span><text:span text:style-name="T4">=disabled (default)</text:span></text:p>
      <text:p text:style-name="P6"><text:span text:style-name="T4">Changing this default is not recommended.</text:span><text:line-break/><text:span text:style-name="T4">Unless every batch script you run begins with an appropriate </text:span><text:span text:style-name="code"><text:span text:style-name="T8">SETLOCAL DisableDelayedExpansion</text:span></text:span><text:span text:style-name="T4"> or </text:span><text:span text:style-name="code"><text:span text:style-name="T8">SETLOCAL </text:span></text:span><text:soft-page-break/><text:span text:style-name="code"><text:span text:style-name="T8">EnableDelayedExpansion</text:span></text:span><text:span text:style-name="T4"> command, then it is likely that changing the default will break some scripts.</text:span></text:p>
      <text:p text:style-name="P12"><text:span text:style-name="T18">“At times it is folly to hasten at other times, to delay. </text:span><text:span text:style-name="T19">The wise do everything in its proper time” - Ovid</text:span></text:p>
      <text:p text:style-name="P5"><text:span text:style-name="T3">Related commands:</text:span></text:p>
      <text:p text:style-name="P13"><text:a xlink:type="simple" xlink:href="https://ss64.org/viewtopic.php?f=2&amp;t=27" text:style-name="Internet_20_link" text:visited-style-name="Visited_20_Internet_20_Link"><text:span text:style-name="Internet_20_link"><text:span text:style-name="T12">Forum discussion</text:span></text:span></text:a><text:span text:style-name="T2"> - EnableDelayedExpansion (many thanks to Jeb and Aacini for clarifying quite a few points).</text:span><text:line-break/><text:a xlink:type="simple" xlink:href="https://devblogs.microsoft.com/oldnewthing/?p=29993" text:style-name="Internet_20_link" text:visited-style-name="Visited_20_Internet_20_Link"><text:span text:style-name="Internet_20_link"><text:span text:style-name="T12">OldNewThing</text:span></text:span></text:a><text:span text:style-name="T2"> - Longer explanation of EnableDelayedExpansion.</text:span><text:line-break/><text:a xlink:type="simple" xlink:href="https://ss64.com/nt/setlocal.html" text:style-name="Internet_20_link" text:visited-style-name="Visited_20_Internet_20_Link"><text:span text:style-name="Internet_20_link"><text:span text:style-name="T12">SETLOCAL</text:span></text:span></text:a><text:span text:style-name="T2"> - Start localisation of environment changes in a batch file.</text:span></text:p>
      <text:p text:style-name="P10"/>
      <text:p text:style-name="P7"><text:a xlink:type="simple" xlink:href="https://ss64.com/nt/setlocal.html" text:style-name="Internet_20_link" text:visited-style-name="Visited_20_Internet_20_Link"><text:span text:style-name="T13"/></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1" svg:font-family="'Courier New'" style:font-adornments="Normale" style:font-family-generic="modern" style:font-pitch="fixed"/>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_20__28_Web_29_" style:display-name="Normal (Web)" style:family="paragraph" style:parent-style-name="Standard" style:default-outline-level="">
      <style:paragraph-properties fo:margin-top="0.176cm" fo:margin-bottom="0.176cm" style:contextual-spacing="fals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style>
    <style:style style:name="code1" style:family="paragraph" style:parent-style-name="Standard" style:default-outline-level="">
      <style:paragraph-properties fo:margin-top="0.176cm" fo:margin-bottom="0.176cm" style:contextual-spacing="false"/>
    </style:style>
    <style:style style:name="quote" style:family="paragraph" style:parent-style-name="Standard" style:default-outline-level="">
      <style:paragraph-properties fo:margin-top="0.176cm" fo:margin-bottom="0.176cm" style:contextual-spacing="false"/>
    </style:style>
    <style:style style:name="space" style:family="paragraph" style:parent-style-name="Standard" style:default-outline-level="">
      <style:paragraph-properties fo:margin-top="0.176cm" fo:margin-bottom="0.176cm" style:contextual-spacing="false"/>
    </style:style>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code"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8T14:54:43.887000000</meta:creation-date>
    <dc:date>2022-05-28T14:58:06.958000000</dc:date>
    <meta:editing-duration>PT3M24S</meta:editing-duration>
    <meta:editing-cycles>1</meta:editing-cycles>
    <meta:document-statistic meta:table-count="0" meta:image-count="0" meta:object-count="0" meta:page-count="6" meta:paragraph-count="117" meta:word-count="1331" meta:character-count="8109" meta:non-whitespace-character-count="6891"/>
    <meta:generator>LibreOffice/7.1.7.2$Windows_X86_64 LibreOffice_project/c6a4e3954236145e2acb0b65f68614365aeee33f</meta:generator>
  </office:meta>
</office:document-meta>
</file>